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5.5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4.039cm"/>
    </style:style>
    <style:style style:name="co6" style:family="table-column">
      <style:table-column-properties fo:break-before="auto" style:column-width="6.872cm"/>
    </style:style>
    <style:style style:name="co7" style:family="table-column">
      <style:table-column-properties fo:break-before="auto" style:column-width="9.677cm"/>
    </style:style>
    <style:style style:name="co8" style:family="table-column">
      <style:table-column-properties fo:break-before="auto" style:column-width="12.892cm"/>
    </style:style>
    <style:style style:name="co9" style:family="table-column">
      <style:table-column-properties fo:break-before="auto" style:column-width="9.051cm"/>
    </style:style>
    <style:style style:name="co10" style:family="table-column">
      <style:table-column-properties fo:break-before="auto" style:column-width="7.608cm"/>
    </style:style>
    <style:style style:name="co11" style:family="table-column">
      <style:table-column-properties fo:break-before="auto" style:column-width="17.004cm"/>
    </style:style>
    <style:style style:name="co12" style:family="table-column">
      <style:table-column-properties fo:break-before="auto" style:column-width="16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0.74pt solid #000000" style:text-align-source="fix" style:repeat-content="false" fo:border-left="4.51pt solid #000000" fo:border-right="4.51pt solid #000000" fo:border-top="4.51pt solid #000000"/>
      <style:paragraph-properties fo:text-align="center" fo:margin-left="0cm"/>
      <style:text-properties fo:font-size="20pt"/>
    </style:style>
    <style:style style:name="ce3" style:family="table-cell" style:parent-style-name="Default">
      <style:table-cell-properties fo:border-bottom="1.5pt solid #000000" style:text-align-source="fix" style:repeat-content="false" fo:border-left="4.51pt solid #000000" fo:border-right="0.74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4.51pt solid #000000" fo:border-right="0.74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4.51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4.51pt solid #000000" style:text-align-source="fix" style:repeat-content="false" fo:border-left="4.51pt solid #000000" fo:border-right="0.74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4.51pt solid #000000" fo:border-right="4.51pt solid #000000" fo:border-top="4.51pt solid #000000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1.5pt solid #000000" style:text-align-source="fix" style:repeat-content="false" fo:border-left="4.51pt solid #000000" fo:border-right="0.74pt solid #000000" fo:border-top="1.5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4.51pt solid #000000"/>
      <style:paragraph-properties fo:text-align="center" fo:margin-left="0cm"/>
      <style:text-properties fo:font-size="20pt" style:font-size-asian="30pt" style:font-size-complex="30pt"/>
    </style:style>
    <style:style style:name="ce1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4.51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4.51pt solid #000000"/>
    </style:style>
    <style:style style:name="ce1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4.51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4.51pt solid #000000"/>
      <style:paragraph-properties fo:text-align="center" fo:margin-left="0cm"/>
      <style:text-properties fo:font-size="20pt"/>
    </style:style>
    <style:style style:name="ce18" style:family="table-cell" style:parent-style-name="Default">
      <style:table-cell-properties fo:border-bottom="none" style:text-align-source="fix" style:repeat-content="false" fo:border-left="none" fo:border-right="4.51pt solid #000000" fo:border-top="4.51pt solid #000000"/>
      <style:paragraph-properties fo:text-align="center" fo:margin-left="0cm"/>
    </style:style>
    <style:style style:name="ce19" style:family="table-cell" style:parent-style-name="Default">
      <style:table-cell-properties fo:border-bottom="1.5pt solid #000000" style:text-align-source="fix" style:repeat-content="false" fo:border-left="0.74pt solid #000000" fo:border-right="4.51pt solid #000000" fo:border-top="1.5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4.51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4.51pt solid #000000" style:text-align-source="fix" style:repeat-content="false" fo:border-left="0.74pt solid #000000" fo:border-right="4.51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4.51pt solid #000000" fo:border-top="4.51pt solid #000000"/>
      <style:paragraph-properties fo:text-align="center" fo:margin-left="0cm"/>
      <style:text-properties fo:font-size="20pt"/>
    </style:style>
    <style:style style:name="ce23" style:family="table-cell" style:parent-style-name="Default">
      <style:table-cell-properties fo:border-bottom="1.5pt solid #000000" style:text-align-source="fix" style:repeat-content="false" fo:border-left="0.74pt solid #000000" fo:border-right="4.51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4.51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4.51pt solid #000000" fo:border-top="4.51pt solid #000000"/>
    </style:style>
    <style:style style:name="ce59" style:family="table-cell" style:parent-style-name="Default">
      <style:text-properties fo:font-size="30pt" style:font-size-asian="30pt" style:font-size-complex="30pt"/>
    </style:style>
    <style:style style:name="ce27" style:family="table-cell" style:parent-style-name="Default">
      <style:table-cell-properties fo:border-bottom="none" style:text-align-source="fix" style:repeat-content="false" fo:border-left="4.51pt solid #000000" fo:border-right="4.51pt solid #000000" fo:border-top="4.51pt solid #000000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order-bottom="none" fo:border-left="4.51pt solid #000000" fo:border-right="0.74pt solid #000000" fo:border-top="none"/>
    </style:style>
    <style:style style:name="ce29" style:family="table-cell" style:parent-style-name="Default">
      <style:table-cell-properties fo:border-bottom="4.51pt solid #000000" fo:border-left="4.51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none" fo:border-top="4.51pt solid #000000"/>
      <style:text-properties fo:font-size="20pt" style:font-size-asian="20pt" style:font-size-complex="20pt"/>
    </style:style>
    <style:style style:name="ce31" style:family="table-cell" style:parent-style-name="Default">
      <style:table-cell-properties fo:border-bottom="none" fo:border-left="0.74pt solid #000000" fo:border-right="0.74pt solid #000000" fo:border-top="none"/>
    </style:style>
    <style:style style:name="ce32" style:family="table-cell" style:parent-style-name="Default">
      <style:table-cell-properties fo:border-bottom="4.51pt solid #000000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order-left="0.74pt solid #000000" fo:border-right="4.51pt solid #000000" fo:border-top="none"/>
    </style:style>
    <style:style style:name="ce34" style:family="table-cell" style:parent-style-name="Default">
      <style:table-cell-properties fo:border-bottom="4.51pt solid #000000" fo:border-left="0.74pt solid #000000" fo:border-right="4.51pt solid #000000" fo:border-top="none"/>
    </style:style>
    <style:style style:name="ce35" style:family="table-cell" style:parent-style-name="Default">
      <style:table-cell-properties fo:border="none"/>
    </style:style>
    <style:style style:name="gr1" style:family="graphic" style:parent-style-name="Default">
      <style:graphic-properties draw:fill-color="#000000" draw:textarea-horizontal-align="justify" draw:textarea-vertical-align="middle" draw:auto-grow-height="false" fo:min-height="0.384cm" fo:min-width="1.833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412cm" fo:min-width="1.881cm" loext:decorative="false"/>
      <style:paragraph-properties fo:text-align="center"/>
    </style:style>
    <style:style style:name="gr3" style:family="graphic" style:parent-style-name="Default">
      <style:graphic-properties draw:fill-color="#000000" draw:textarea-horizontal-align="justify" draw:textarea-vertical-align="middle" draw:auto-grow-height="false" fo:min-height="1.094cm" fo:min-width="0.482cm" loext:decorative="false"/>
      <style:paragraph-properties fo:text-align="center"/>
    </style:style>
    <style:style style:name="gr4" style:family="graphic" style:parent-style-name="Default">
      <style:graphic-properties draw:fill-color="#000000" draw:textarea-horizontal-align="justify" draw:textarea-vertical-align="middle" draw:auto-grow-height="false" fo:min-height="0.28cm" fo:min-width="4.529cm" loext:decorative="false"/>
      <style:paragraph-properties fo:text-align="center"/>
    </style:style>
    <style:style style:name="gr5" style:family="graphic" style:parent-style-name="Default">
      <style:graphic-properties draw:fill-color="#000000" draw:textarea-horizontal-align="justify" draw:textarea-vertical-align="middle" draw:auto-grow-height="false" fo:min-height="1.557cm" fo:min-width="0.675cm" loext:decorative="false"/>
      <style:paragraph-properties fo:text-align="center"/>
    </style:style>
    <style:style style:name="gr6" style:family="graphic" style:parent-style-name="Default">
      <style:graphic-properties draw:fill-color="#000000" draw:textarea-horizontal-align="justify" draw:textarea-vertical-align="middle" draw:auto-grow-height="false" fo:min-height="0.412cm" fo:min-width="5.856cm" loext:decorative="fals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b" table:style-name="ta1">
        <table:shapes>
          <draw:custom-shape draw:z-index="0" draw:name="Forme 1" draw:style-name="gr1" draw:text-style-name="P1" svg:width="2.093cm" svg:height="0.767cm" svg:x="11.371cm" svg:y="1.896cm">
            <text:p/>
            <draw:enhanced-geometry svg:viewBox="0 0 21600 21600" draw:mirror-vertic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Forme 2" draw:style-name="gr2" draw:text-style-name="P1" svg:width="2.148cm" svg:height="0.824cm" svg:x="11.316cm" svg:y="8.84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Forme 4" draw:style-name="gr3" draw:text-style-name="P1" svg:width="0.963cm" svg:height="1.249cm" svg:x="5.755cm" svg:y="10.68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name="Forme 5" draw:style-name="gr4" draw:text-style-name="P1" svg:width="5.176cm" svg:height="0.558cm" svg:x="9.059cm" svg:y="11.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Forme 6" draw:style-name="gr5" draw:text-style-name="P1" svg:width="1.349cm" svg:height="1.779cm" svg:x="13.326cm" svg:y="10.68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OOCademy</text:p>
          </table:table-cell>
          <table:covered-table-cell table:style-name="Default"/>
          <table:covered-table-cell table:number-columns-repeated="2"/>
          <table:covered-table-cell table:style-name="ce59"/>
          <table:covered-table-cell table:number-columns-repeated="3"/>
          <table:table-cell table:number-columns-repeated="2"/>
          <table:table-cell table:style-name="ce59" office:value-type="string" calcext:value-type="string">
            <text:p>The Hacking Class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4" table:number-rows-spanned="1">
            <text:p>Cours</text:p>
          </table:table-cell>
          <table:covered-table-cell table:style-name="ce9"/>
          <table:covered-table-cell table:style-name="ce17"/>
          <table:covered-table-cell table:style-name="ce22"/>
          <table:table-cell/>
          <table:table-cell table:style-name="ce27" office:value-type="string" calcext:value-type="string" table:number-columns-spanned="3" table:number-rows-spanned="1">
            <text:p>Lessons</text:p>
          </table:table-cell>
          <table:covered-table-cell table:style-name="ce30"/>
          <table:covered-table-cell table:style-name="ce25"/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description</text:p>
          </table:table-cell>
          <table:table-cell table:style-name="ce23" office:value-type="string" calcext:value-type="string">
            <text:p>lessons_id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title</text:p>
          </table:table-cell>
          <table:table-cell table:style-name="ce23"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1" table:number-columns-repeated="2"/>
          <table:table-cell table:style-name="ce24"/>
          <table:table-cell/>
          <table:table-cell table:style-name="ce28" office:value-type="float" office:value="1" calcext:value-type="float">
            <text:p>1</text:p>
          </table:table-cell>
          <table:table-cell table:style-name="ce31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12"/>
          <table:table-cell table:style-name="ce20"/>
          <table:table-cell/>
          <table:table-cell table:style-name="ce28" office:value-type="float" office:value="2" calcext:value-type="float">
            <text:p>2</text:p>
          </table:table-cell>
          <table:table-cell table:style-name="ce31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12"/>
          <table:table-cell table:style-name="ce20"/>
          <table:table-cell/>
          <table:table-cell table:style-name="ce28" office:value-type="float" office:value="3" calcext:value-type="float">
            <text:p>3</text:p>
          </table:table-cell>
          <table:table-cell table:style-name="ce31"/>
          <table:table-cell table:style-name="ce33"/>
          <table:table-cell table:number-columns-repeated="3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13" table:number-columns-repeated="2"/>
          <table:table-cell table:style-name="ce21"/>
          <table:table-cell/>
          <table:table-cell table:style-name="ce29" office:value-type="float" office:value="4" calcext:value-type="float">
            <text:p>4</text:p>
          </table:table-cell>
          <table:table-cell table:style-name="ce32"/>
          <table:table-cell table:style-name="ce3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The Hacking News</text:p>
          </table:table-cell>
          <table:covered-table-cell table:style-name="Default"/>
          <table:covered-table-cell table:number-columns-repeated="6"/>
          <table:table-cell table:number-columns-repeated="3"/>
        </table:table-row>
        <table:table-row table:style-name="ro3">
          <table:table-cell/>
          <table:table-cell table:style-name="ce40" office:value-type="string" calcext:value-type="string" table:number-columns-spanned="4" table:number-rows-spanned="1">
            <text:p>user</text:p>
          </table:table-cell>
          <table:covered-table-cell table:number-columns-repeated="2" table:style-name="ce14"/>
          <table:covered-table-cell table:style-name="ce25"/>
          <table:table-cell/>
          <table:table-cell table:style-name="ce40" office:value-type="string" calcext:value-type="string" table:number-columns-spanned="3" table:number-rows-spanned="1">
            <text:p>link</text:p>
          </table:table-cell>
          <table:covered-table-cell table:style-name="ce14"/>
          <table:covered-table-cell table:style-name="ce25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link_id</text:p>
          </table:table-cell>
          <table:table-cell table:style-name="ce19" office:value-type="string" calcext:value-type="string">
            <text:p>comment_id</text:p>
          </table:table-cell>
          <table:table-cell/>
          <table:table-cell table:style-name="ce8" office:value-type="string" calcext:value-type="string">
            <text:p>id</text:p>
          </table:table-cell>
          <table:table-cell table:style-name="ce15" office:value-type="string" calcext:value-type="string">
            <text:p>content</text:p>
          </table:table-cell>
          <table:table-cell table:style-name="ce19" office:value-type="string" calcext:value-type="string">
            <text:p>comment_id</text:p>
          </table:table-cell>
          <table:table-cell table:number-columns-repeated="3"/>
        </table:table-row>
        <table:table-row table:style-name="ro1" table:number-rows-repeated="4">
          <table:table-cell table:number-columns-repeated="3"/>
          <table:table-cell table:style-name="ce12"/>
          <table:table-cell table:style-name="ce20"/>
          <table:table-cell/>
          <table:table-cell table:style-name="ce5"/>
          <table:table-cell table:style-name="ce12"/>
          <table:table-cell table:style-name="ce20"/>
          <table:table-cell table:number-columns-repeated="3"/>
        </table:table-row>
        <table:table-row table:style-name="ro1">
          <table:table-cell/>
          <table:table-cell table:style-name="ce6"/>
          <table:table-cell table:style-name="ce13" table:number-columns-repeated="2"/>
          <table:table-cell table:style-name="ce21"/>
          <table:table-cell/>
          <table:table-cell table:style-name="ce6"/>
          <table:table-cell table:style-name="ce13"/>
          <table:table-cell table:style-name="ce21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40" office:value-type="string" calcext:value-type="string" table:number-columns-spanned="3" table:number-rows-spanned="1">
            <text:p>comment</text:p>
          </table:table-cell>
          <table:covered-table-cell table:style-name="ce16"/>
          <table:covered-table-cell table:style-name="ce18"/>
          <table:table-cell table:number-columns-repeated="3"/>
          <table:table-cell table:style-name="ce40" office:value-type="string" calcext:value-type="string" table:number-columns-spanned="2" table:number-rows-spanned="1">
            <text:p>sub_comment</text:p>
          </table:table-cell>
          <table:covered-table-cell table:style-name="ce25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d </text:p>
          </table:table-cell>
          <table:table-cell table:style-name="ce15" office:value-type="string" calcext:value-type="string">
            <text:p>content</text:p>
          </table:table-cell>
          <table:table-cell table:style-name="ce19" office:value-type="string" calcext:value-type="string">
            <text:p>subcom_id</text:p>
          </table:table-cell>
          <table:table-cell table:number-columns-repeated="3"/>
          <table:table-cell table:style-name="ce8" office:value-type="string" calcext:value-type="string">
            <text:p>id</text:p>
          </table:table-cell>
          <table:table-cell table:style-name="ce19" office:value-type="string" calcext:value-type="string">
            <text:p>conten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number-columns-repeated="3"/>
          <table:table-cell table:style-name="ce5"/>
          <table:table-cell table:style-name="ce20"/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>
            <draw:custom-shape draw:z-index="2" draw:name="Forme 3" draw:style-name="gr6" draw:text-style-name="P1" svg:width="6.691cm" svg:height="0.824cm" svg:x="0.028cm" svg:y="0.34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5"/>
          <table:table-cell table:style-name="ce20"/>
          <table:table-cell table:number-columns-repeated="3"/>
        </table:table-row>
        <table:table-row table:style-name="ro1">
          <table:table-cell table:number-columns-repeated="3"/>
          <table:table-cell table:style-name="ce20"/>
          <table:table-cell table:number-columns-repeated="3"/>
          <table:table-cell table:style-name="ce5"/>
          <table:table-cell table:style-name="ce20"/>
          <table:table-cell table:number-columns-repeated="3"/>
        </table:table-row>
        <table:table-row table:style-name="ro1">
          <table:table-cell/>
          <table:table-cell table:style-name="ce6"/>
          <table:table-cell table:style-name="ce13"/>
          <table:table-cell table:style-name="ce21"/>
          <table:table-cell table:number-columns-repeated="3"/>
          <table:table-cell table:style-name="ce6"/>
          <table:table-cell table:style-name="ce21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35"/>
          <table:table-cell/>
        </table:table-row>
      </table:table>
      <table:table table:name="album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bum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 Those About To Rock We Salute Yo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ls to the Wa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less and Wil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ELECT *FROM albums 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t There Be Ro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On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gged Little Pil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ELECT COUNT(Title) FROM albums 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celif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ner 25 Ano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ys Metallica By Four Cello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dioslav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 Of Exil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ckBeat Soundtrack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e Best Of Billy Cobham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cohol Fueled Brewtality Live! [Disc 1]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cohol Fueled Brewtality Live! [Disc 2]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 Sabbath Vol. 4 (Remaster)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dy Count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mical Wedding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 Best Of Buddy Guy - The Millenium Collection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nda Minha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zinho Remix Ao Vivo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ha Historia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frociberdeli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 Lama Ao Caos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ústico MTV [Live]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dade Negra - Hits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 Pista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xé Bahia 200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BC Sessions [Disc 1] [Live]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ngo Fury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naval 200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ill: Brazil (Disc 1)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ill: Brazil (Disc 2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rage Inc. (Disc 1)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atest Hits II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atest Kiss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art of the Night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ternational Superhits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to The Ligh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us Momentos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ha História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K III The Final Concerts [Disc 1]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ysical Graffiti [Disc 1]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mbas De Enredo 200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pernatural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he Best of Ed Motta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he Essential Miles Davis [Disc 1]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Essential Miles Davis [Disc 2]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Final Concerts (Disc 2)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p An' Atom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nícius De Moraes - Sem Limite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ozes do MPB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onicle, Vol. 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onicle, Vol. 2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ássia Eller - Coleção Sem Limite [Disc 2]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ássia Eller - Sem Limite [Disc 1]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e Taste The Band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ep Purple In Rock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reball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nocking at Your Back Door: The Best Of Deep Purple in the 80's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chine Head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urpendicular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laves And Masters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ormbringer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e Battle Rages On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ult: Def Leppard's Greatest Hits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utbreak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javan Ao Vivo - Vol. 0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javan Ao Vivo - Vol. 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is Regina-Minha História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e Cream Of Clapton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plugged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bum Of The Year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gel Dust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ing For A Day Fool For A Lifetime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he Real Thing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ixa Entrar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 Your Honor [Disc 1]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 Your Honor [Disc 2]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ne By One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e Colour And The Shape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y Way: The Best Of Frank Sinatra [Disc 1]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oda De Funk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 Canções de Eu Tu Eles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uanta Gente Veio Ver (Live)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uanta Gente Veio ver--Bônus De Carnaval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aceless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merican Idiot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ppetite for Destruction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se Your Illusion I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se Your Illusion II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lue Moods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Matter of Life and Death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Real Dead One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Real Live One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rave New World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nce Of Death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ear Of The Dark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ron Maiden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illers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ve After Death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ve At Donington 1992 (Disc 1)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ve At Donington 1992 (Disc 2)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 Prayer For The Dying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iece Of Mind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owerslave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ock In Rio [CD1]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ock In Rio [CD2]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venth Son of a Seventh Son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mewhere in Time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Number of The Beast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X Factor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irtual XI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x Machine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mergency On Planet Earth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nkronized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 Return Of The Space Cowboy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et Born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re You Experienced?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rfing with the Alien (Remastered)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rge Ben Jor 25 Anos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ta Quest-1995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fezinho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iving After Midnight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nplugged [Live]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BC Sessions [Disc 2] [Live]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da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ouses Of The Holy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 Through The Out Door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V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d Zeppelin I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ed Zeppelin II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ed Zeppelin III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hysical Graffiti [Disc 2]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esence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Song Remains The Same (Disc 1)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Song Remains The Same (Disc 2)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TempestadeTempestade Ou O Livro Dos Dias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is Do Mesmo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eatest Hits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lu Santos - RCA 100 Anos De Música - Álbum 01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lu Santos - RCA 100 Anos De Música - Álbum 02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isplaced Childhood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arulhinho Bom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ek And Shall Find: More Of The Best (1963-1981)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Best Of Men At Work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lack Albu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arage Inc. (Disc 2)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ill 'Em All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oad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ster Of Puppets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Load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ide The Lightning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. Anger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...And Justice For All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iles Ahead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lton Nascimento Ao Vivo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as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e Of Spades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morou...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tley Crue Greatest Hits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rom The Muddy Banks Of The Wishkah [Live]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evermind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mpositores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lodum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cústico MTV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quivo II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rquivo Os Paralamas Do Sucesso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rk at the Moon (Remastered)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lizzard of Ozz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ary of a Madman (Remastered)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o More Tears (Remastered)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ribute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alking Into Clarksdale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riginal Soundtracks 1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Beast Live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ve On Two Legs [Live]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earl Jam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iot Act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en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s.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ark Side Of The Moon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Os Cães Ladram Mas A Caravana Não Pára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reatest Hits I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ews Of The World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ut Of Time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een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ew Adventures In Hi-Fi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Best Of R.E.M.: The IRS Years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esta Básica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ul Seixas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lood Sugar Sex Magi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y The Way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lifornication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trospective I (1974-1980)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ntana - As Years Go By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ntana Live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quinarama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 Samba Poconé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udas 0: B-Sides and Rarities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otten Apples: Greatest Hits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-Sides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orning Dance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n Step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re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ezmerize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[1997] Black Light Syndrome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ive [Disc 1]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ive [Disc 2]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he Singles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eyond Good And Evil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ure Cult: The Best Of The Cult (For Rockers, Ravers, Lovers &amp; Sinners) [UK]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e Doors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Police Greatest Hits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ot Rocks, 1964-1971 (Disc 1)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o Security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oodoo Lounge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ngents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ansmission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y Generation - The Very Best Of The Who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erie Sem Limite (Disc 1)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erie Sem Limite (Disc 2)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cústico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olume Dois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attlestar Galactica: The Story So Far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attlestar Galactica, Season 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eroes, Season 1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ost, Season 3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ost, Season 1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ost, Season 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chtung Baby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l That You Can't Leave Behind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-Sides 1980-199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w To Dismantle An Atomic Bomb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op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attle And Hum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e Best Of 1980-1990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r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Zooropa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B40 The Best Of - Volume Two [UK]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iver Down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he Best Of Van Halen, Vol. I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an Halen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an Halen III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ontraband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inicius De Moraes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o Vivo [IMPORT]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he Office, Season 1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he Office, Season 2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 Office, Season 3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n-Led-Ed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ttlestar Galactica (Classic), Season 1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quaman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stant Karma: The Amnesty International Campaign to Save Darfur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eak of the Devil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th Century Masters - The Millennium Collection: The Best of Scorpions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ouse of Pain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dio Brasil (O Som da Jovem Vanguarda) - Seleccao de Henrique Amaro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ke: B-Sides and Rarities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OST, Season 4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Quiet Songs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uso Ko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alize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very Kind of Light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uos II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rlds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he Best of Beethoven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emple of the Dog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rry On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evelation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dorate Deum: Gregorian Chant from the Proper of the Mass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llegri: Miserere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achelbel: Canon &amp; Gigue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ivaldi: The Four Seasons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ach: Violin Concertos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ach: Goldberg Variations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ach: The Cello Suites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andel: The Messiah (Highlights)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he World of Classical Favourites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ir Neville Marriner: A Celebration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ozart: Wind Concertos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aydn: Symphonies 99 - 104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eethoven: Symhonies Nos. 5 &amp; 6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 Soprano Inspired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at Opera Choruses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agner: Favourite Overtures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auré: Requiem, Ravel: Pavane &amp; Others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chaikovsky: The Nutcracker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he Last Night of the Proms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uccini: Madama Butterfly - Highlight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olst: The Planets, Op. 32 &amp; Vaughan Williams: Fantasies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varotti's Opera Made Easy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at Performances - Barber's Adagio and Other Romantic Favorites for Strings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rmina Burana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 Copland Celebration, Vol. I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ach: Toccata &amp; Fugue in D Minor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rokofiev: Symphony No.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cheherazade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ach: The Brandenburg Concertos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hopin: Piano Concertos Nos. 1 &amp; 2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scagni: Cavalleria Rusticana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ibelius: Finlandia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eethoven Piano Sonatas: Moonlight &amp; Pastorale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at Recordings of the Century - Mahler: Das Lied von der Erde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lgar: Cello Concerto &amp; Vaughan Williams: Fantasias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dams, John: The Chairman Dances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chaikovsky: 1812 Festival Overture, Op.49, Capriccio Italien &amp; Beethoven: Wellington's Victory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alestrina: Missa Papae Marcelli &amp; Allegri: Miserere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rokofiev: Romeo &amp; Juliet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auss: Waltzes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erlioz: Symphonie Fantastique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izet: Carmen Highlights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nglish Renaissance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andel: Music for the Royal Fireworks (Original Version 1749)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ieg: Peer Gynt Suites &amp; Sibelius: Pelléas et Mélisande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ozart Gala: Famous Arias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CRIABIN: Vers la flamme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rmada: Music from the Courts of England and Spain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ozart: Symphonies Nos. 40 &amp; 41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ack to Black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rank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rried to Dust (Bonus Track Version)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eethoven: Symphony No. 6 'Pastoral' Etc.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artok: Violin &amp; Viola Concertos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ndelssohn: A Midsummer Night's Dream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ach: Orchestral Suites Nos. 1 - 4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arpentier: Divertissements, Airs &amp; Concerts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outh American Getaway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órecki: Symphony No. 3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urcell: The Fairy Queen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he Ultimate Relexation Album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urcell: Music for the Queen Mary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eill: The Seven Deadly Sins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J.S. Bach: Chaconne, Suite in E Minor, Partita in E Major &amp; Prelude, Fugue and Allegro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rokofiev: Symphony No.5 &amp; Stravinksy: Le Sacre Du Printemps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zymanowski: Piano Works, Vol. 1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ielsen: The Six Symphonies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at Recordings of the Century: Paganini's 24 Caprices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iszt - 12 Études D'Execution Transcendante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at Recordings of the Century - Shubert: Schwanengesang, 4 Lieder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ocatelli: Concertos for Violin, Strings and Continuo, Vol. 3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espighi:Pines of Rome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chubert: The Late String Quartets &amp; String Quintet (3 CD's)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onteverdi: L'Orfeo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ozart: Chamber Music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oyaanisqatsi (Soundtrack from the Motion Picture)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</table:table>
      <table:table table:name="without music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bum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 Those About To Rock We Salute Y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ls to the W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less and Wi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t There Be R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O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gged Little P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celif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ner 25 An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ys Metallica By Four Cell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diosla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 Of Exi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ckBeat Soundtrac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e Best Of Billy Cobha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cohol Fueled Brewtality Live! [Disc 1]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cohol Fueled Brewtality Live! [Disc 2]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 Sabbath Vol. 4 (Remaster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dy Cou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mical Weddin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 Best Of Buddy Guy - The Millenium Collectio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nda Minh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zinho Remix Ao Viv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ha Histor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frociberdel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 Lama Ao Cao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ústico MTV [Live]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dade Negra - Hit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 Pis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xé Bahia 2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BC Sessions [Disc 1] [Live]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ngo Fur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naval 2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ill: Brazil (Disc 1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ill: Brazil (Disc 2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arage Inc. (Disc 1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atest Hits I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atest Kis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art of the Night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ternational Superhit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to The Ligh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us Momento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ha Históri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K III The Final Concerts [Disc 1]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ysical Graffiti [Disc 1]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mbas De Enredo 2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pernatur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he Best of Ed Mott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he Essential Miles Davis [Disc 1]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e Essential Miles Davis [Disc 2]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e Final Concerts (Disc 2)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p An' Atom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nícius De Moraes - Sem Limit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ozes do MP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ronicle, Vol. 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onicle, Vol. 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ássia Eller - Coleção Sem Limite [Disc 2]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ássia Eller - Sem Limite [Disc 1]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e Taste The Ban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ep Purple In Rock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irebal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nocking at Your Back Door: The Best Of Deep Purple in the 80'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chine Head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urpendicula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laves And Master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ormbringe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he Battle Rages On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ult: Def Leppard's Greatest Hit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utbreak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javan Ao Vivo - Vol. 0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javan Ao Vivo - Vol. 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is Regina-Minha Históri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he Cream Of Clapto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Unplugged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bum Of The Year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gel Dus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ing For A Day Fool For A Lifetim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he Real Thin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ixa Entrar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n Your Honor [Disc 1]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n Your Honor [Disc 2]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ne By On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e Colour And The Shap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y Way: The Best Of Frank Sinatra [Disc 1]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oda De Funk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 Canções de Eu Tu El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uanta Gente Veio Ver (Live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uanta Gente Veio ver--Bônus De Carnav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aceless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merican Idio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ppetite for Destruction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se Your Illusion I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se Your Illusion II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lue Mood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Matter of Life and Death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Real Dead On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Real Live On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rave New Worl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nce Of Death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ear Of The Dark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ron Maide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iller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ve After Death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ve At Donington 1992 (Disc 1)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ve At Donington 1992 (Disc 2)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 Prayer For The Dyin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iece Of Min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owerslav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ock In Rio [CD1]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ock In Rio [CD2]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venth Son of a Seventh So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mewhere in Tim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Number of The Beast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X Factor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irtual XI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x Machin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mergency On Planet Earth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nkronized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 Return Of The Space Cowboy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et Bor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re You Experienced?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rfing with the Alien (Remastered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rge Ben Jor 25 Ano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ta Quest-19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fezinho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iving After Midnigh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Unplugged [Live]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BC Sessions [Disc 2] [Live]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ouses Of The Hol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n Through The Out Doo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ed Zeppelin 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ed Zeppelin I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ed Zeppelin II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hysical Graffiti [Disc 2]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resenc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Song Remains The Same (Disc 1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Song Remains The Same (Disc 2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TempestadeTempestade Ou O Livro Dos Dia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is Do Mesm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eatest Hi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ulu Santos - RCA 100 Anos De Música - Álbum 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ulu Santos - RCA 100 Anos De Música - Álbum 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isplaced Childhood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arulhinho Bom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ek And Shall Find: More Of The Best (1963-1981)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Best Of Men At Work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lack Albu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arage Inc. (Disc 2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ill 'Em Al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oa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ster Of Puppe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Loa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ide The Lightn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t. A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...And Justice For Al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iles Ahea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lton Nascimento Ao Viv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a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e Of Spade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emorou...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tley Crue Greatest Hit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rom The Muddy Banks Of The Wishkah [Live]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evermind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mpositore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lodum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cústico MTV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quivo II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rquivo Os Paralamas Do Sucesso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rk at the Moon (Remastered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lizzard of Ozz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ary of a Madman (Remastered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No More Tears (Remastered)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ribut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alking Into Clarksdal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riginal Soundtracks 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he Beast Liv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ve On Two Legs [Live]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earl Jam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iot Ac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e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s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ark Side Of The Moo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Os Cães Ladram Mas A Caravana Não Pár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reatest Hits 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ews Of The World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ut Of Time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ee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ew Adventures In Hi-Fi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he Best Of R.E.M.: The IRS Year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esta Básic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ul Seixas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lood Sugar Sex Magik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y The Way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lifornication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etrospective I (1974-1980)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ntana - As Years Go By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ntana Liv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quinaram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 Samba Poconé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udas 0: B-Sides and Raritie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otten Apples: Greatest Hits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-Side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orning Danc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n Step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r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ezmeriz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[1997] Black Light Syndrom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ive [Disc 1]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ive [Disc 2]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he Single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eyond Good And Evil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ure Cult: The Best Of The Cult (For Rockers, Ravers, Lovers &amp; Sinners) [UK]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he Doors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Police Greatest Hit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ot Rocks, 1964-1971 (Disc 1)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o Security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oodoo Lounge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ngent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ansmission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y Generation - The Very Best Of The Who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erie Sem Limite (Disc 1)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erie Sem Limite (Disc 2)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cústico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olume Dois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attlestar Galactica: The Story So Far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attlestar Galactica, Season 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eroes, Season 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ost, Season 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Lost, Season 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ost, Season 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chtung Baby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ll That You Can't Leave Behin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-Sides 1980-19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w To Dismantle An Atomic Bomb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op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attle And Hum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e Best Of 1980-19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Zooropa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B40 The Best Of - Volume Two [UK]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iver Down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he Best Of Van Halen, Vol. I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an Halen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an Halen III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ontraband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inicius De Mora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o Vivo [IMPORT]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he Office, Season 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he Office, Season 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 Office, Season 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n-Led-Ed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ttlestar Galactica (Classic), Season 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quaman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nstant Karma: The Amnesty International Campaign to Save Darfu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eak of the Devil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th Century Masters - The Millennium Collection: The Best of Scorpions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ouse of Pain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adio Brasil (O Som da Jovem Vanguarda) - Seleccao de Henrique Amar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ke: B-Sides and Raritie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OST, Season 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Quiet Songs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uso Ko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aliz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very Kind of Ligh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uos II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rlds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he Best of Beethoven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emple of the Dog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rry On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Revelatio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dorate Deum: Gregorian Chant from the Proper of the Mass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llegri: Miserere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achelbel: Canon &amp; Gigue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ivaldi: The Four Season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ach: Violin Concertos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ach: Goldberg Variation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ach: The Cello Suites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andel: The Messiah (Highlights)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he World of Classical Favourites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ir Neville Marriner: A Celebration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ozart: Wind Concerto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aydn: Symphonies 99 - 1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eethoven: Symhonies Nos. 5 &amp; 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 Soprano Inspired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at Opera Choruse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agner: Favourite Overtures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Fauré: Requiem, Ravel: Pavane &amp; Other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chaikovsky: The Nutcracker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he Last Night of the Prom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uccini: Madama Butterfly - Highlight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olst: The Planets, Op. 32 &amp; Vaughan Williams: Fantasies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varotti's Opera Made Easy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at Performances - Barber's Adagio and Other Romantic Favorites for String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rmina Buran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 Copland Celebration, Vol. 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ach: Toccata &amp; Fugue in D Minor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rokofiev: Symphony No.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cheherazad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ach: The Brandenburg Concertos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hopin: Piano Concertos Nos. 1 &amp; 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scagni: Cavalleria Rusticana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ibelius: Finlandi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eethoven Piano Sonatas: Moonlight &amp; Pastorale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at Recordings of the Century - Mahler: Das Lied von der Erd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lgar: Cello Concerto &amp; Vaughan Williams: Fantasias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dams, John: The Chairman Dances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chaikovsky: 1812 Festival Overture, Op.49, Capriccio Italien &amp; Beethoven: Wellington's Victory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alestrina: Missa Papae Marcelli &amp; Allegri: Miserere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rokofiev: Romeo &amp; Juliet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trauss: Waltzes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erlioz: Symphonie Fantastiqu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izet: Carmen Highlight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English Renaissance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ieg: Peer Gynt Suites &amp; Sibelius: Pelléas et Mélisande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ozart Gala: Famous Arias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CRIABIN: Vers la flamm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ozart: Symphonies Nos. 40 &amp; 4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ack to Black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rank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rried to Dust (Bonus Track Version)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eethoven: Symphony No. 6 'Pastoral' Etc.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Bartok: Violin &amp; Viola Concerto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ndelssohn: A Midsummer Night's Dream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ach: Orchestral Suites Nos. 1 - 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arpentier: Divertissements, Airs &amp; Concerts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outh American Getaway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órecki: Symphony No. 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urcell: The Fairy Queen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he Ultimate Relexation Album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eill: The Seven Deadly Sins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J.S. Bach: Chaconne, Suite in E Minor, Partita in E Major &amp; Prelude, Fugue and Allegro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rokofiev: Symphony No.5 &amp; Stravinksy: Le Sacre Du Printemps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zymanowski: Piano Works, Vol. 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ielsen: The Six Symphonies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at Recordings of the Century: Paganini's 24 Caprice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iszt - 12 Études D'Execution Transcendante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at Recordings of the Century - Shubert: Schwanengesang, 4 Lieder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ocatelli: Concertos for Violin, Strings and Continuo, Vol. 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Respighi:Pines of Rome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chubert: The Late String Quartets &amp; String Quintet (3 CD's)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onteverdi: L'Orfeo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oyaanisqatsi (Soundtrack from the Motion Picture)</text:p>
          </table:table-cell>
          <table:table-cell office:value-type="float" office:value="275" calcext:value-type="float">
            <text:p>275</text:p>
          </table:table-cell>
        </table:table-row>
      </table:table>
      <table:table table:name="ACDC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bum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Id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 Those About To Rock We Salute You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SELECT *FROM albums WHERE ArtistId IN (SELECT ArtistId FROM artists WHERE Name LIKE 'AC/DC');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t There Be Rock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ck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bumId</text:p>
          </table:table-cell>
          <table:table-cell office:value-type="string" calcext:value-type="string">
            <text:p>MediaTypeId</text:p>
          </table:table-cell>
          <table:table-cell office:value-type="string" calcext:value-type="string">
            <text:p>GenreId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Millisecond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nitPric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 Those About To Rock (We Salute You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343719" calcext:value-type="float">
            <text:p>343719</text:p>
          </table:table-cell>
          <table:table-cell office:value-type="float" office:value="11170334" calcext:value-type="float">
            <text:p>11170334</text:p>
          </table:table-cell>
          <table:table-cell office:value-type="string" calcext:value-type="string">
            <text:p>0.99</text:p>
          </table:table-cell>
          <table:table-cell/>
          <table:table-cell office:value-type="string" calcext:value-type="string">
            <text:p>SELECT *FROM tracks WHERE AlbumId IN (SELECT AlbumId FROM albums WHERE ArtistId IN (SELECT ArtistId FROM artists WHERE Name LIKE 'AC/DC'));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t The Finger On Yo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05662" calcext:value-type="float">
            <text:p>205662</text:p>
          </table:table-cell>
          <table:table-cell office:value-type="float" office:value="6713451" calcext:value-type="float">
            <text:p>6713451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t's Get It U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33926" calcext:value-type="float">
            <text:p>233926</text:p>
          </table:table-cell>
          <table:table-cell office:value-type="float" office:value="7636561" calcext:value-type="float">
            <text:p>7636561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ject The Ven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10834" calcext:value-type="float">
            <text:p>210834</text:p>
          </table:table-cell>
          <table:table-cell office:value-type="float" office:value="6852860" calcext:value-type="float">
            <text:p>6852860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owball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03102" calcext:value-type="float">
            <text:p>203102</text:p>
          </table:table-cell>
          <table:table-cell office:value-type="float" office:value="6599424" calcext:value-type="float">
            <text:p>6599424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il Walk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63497" calcext:value-type="float">
            <text:p>263497</text:p>
          </table:table-cell>
          <table:table-cell office:value-type="float" office:value="8611245" calcext:value-type="float">
            <text:p>8611245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.O.D.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199836" calcext:value-type="float">
            <text:p>199836</text:p>
          </table:table-cell>
          <table:table-cell office:value-type="float" office:value="6566314" calcext:value-type="float">
            <text:p>6566314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reaking The Rul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63288" calcext:value-type="float">
            <text:p>263288</text:p>
          </table:table-cell>
          <table:table-cell office:value-type="float" office:value="8596840" calcext:value-type="float">
            <text:p>8596840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ight Of The Long Kniv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05688" calcext:value-type="float">
            <text:p>205688</text:p>
          </table:table-cell>
          <table:table-cell office:value-type="float" office:value="6706347" calcext:value-type="float">
            <text:p>6706347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llboun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ngus Young, Malcolm Young, Brian Johnson</text:p>
          </table:table-cell>
          <table:table-cell office:value-type="float" office:value="270863" calcext:value-type="float">
            <text:p>270863</text:p>
          </table:table-cell>
          <table:table-cell office:value-type="float" office:value="8817038" calcext:value-type="float">
            <text:p>8817038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 D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31180" calcext:value-type="float">
            <text:p>331180</text:p>
          </table:table-cell>
          <table:table-cell office:value-type="float" office:value="10847611" calcext:value-type="float">
            <text:p>10847611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g Eat Do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215196" calcext:value-type="float">
            <text:p>215196</text:p>
          </table:table-cell>
          <table:table-cell office:value-type="float" office:value="7032162" calcext:value-type="float">
            <text:p>7032162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t There Be Roc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66654" calcext:value-type="float">
            <text:p>366654</text:p>
          </table:table-cell>
          <table:table-cell office:value-type="float" office:value="12021261" calcext:value-type="float">
            <text:p>12021261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d Boy Boog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267728" calcext:value-type="float">
            <text:p>267728</text:p>
          </table:table-cell>
          <table:table-cell office:value-type="float" office:value="8776140" calcext:value-type="float">
            <text:p>8776140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blem Chi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25041" calcext:value-type="float">
            <text:p>325041</text:p>
          </table:table-cell>
          <table:table-cell office:value-type="float" office:value="10617116" calcext:value-type="float">
            <text:p>10617116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verd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69319" calcext:value-type="float">
            <text:p>369319</text:p>
          </table:table-cell>
          <table:table-cell office:value-type="float" office:value="12066294" calcext:value-type="float">
            <text:p>12066294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ll Ain't A Bad Place To 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254380" calcext:value-type="float">
            <text:p>254380</text:p>
          </table:table-cell>
          <table:table-cell office:value-type="float" office:value="8331286" calcext:value-type="float">
            <text:p>8331286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ole Lotta Ros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23761" calcext:value-type="float">
            <text:p>323761</text:p>
          </table:table-cell>
          <table:table-cell office:value-type="float" office:value="10547154" calcext:value-type="float">
            <text:p>10547154</text:p>
          </table:table-cell>
          <table:table-cell office:value-type="string" calcext:value-type="string">
            <text:p>0.99</text:p>
          </table:table-cell>
          <table:table-cell/>
          <table:table-cell office:value-type="string" calcext:value-type="string">
            <text:p>SELECT *FROM tracks WHERE AlbumId = '4';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SUM(Milliseconds)</text:p>
          </table:table-cell>
        </table:table-row>
        <table:table-row table:style-name="ro1">
          <table:table-cell office:value-type="string" calcext:value-type="string">
            <text:p>Track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bumId</text:p>
          </table:table-cell>
          <table:table-cell office:value-type="string" calcext:value-type="string">
            <text:p>MediaTypeId</text:p>
          </table:table-cell>
          <table:table-cell office:value-type="string" calcext:value-type="string">
            <text:p>GenreId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Millisecond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nitPrice</text:p>
          </table:table-cell>
          <table:table-cell/>
          <table:table-cell office:value-type="string" calcext:value-type="string">
            <text:p>SELECT SUM(Milliseconds) FROM tracks WHERE AlbumId ='4';</text:p>
          </table:table-cell>
          <table:table-cell/>
          <table:table-cell office:value-type="float" office:value="2453259" calcext:value-type="float">
            <text:p>24532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 D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31180" calcext:value-type="float">
            <text:p>331180</text:p>
          </table:table-cell>
          <table:table-cell office:value-type="float" office:value="10847611" calcext:value-type="float">
            <text:p>10847611</text:p>
          </table:table-cell>
          <table:table-cell office:value-type="string" calcext:value-type="string">
            <text:p>0.99</text:p>
          </table:table-cell>
          <table:table-cell table:number-columns-repeated="3"/>
          <table:table-cell office:value-type="string" calcext:value-type="string">
            <text:p>SUM(UnitPric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g Eat Do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215196" calcext:value-type="float">
            <text:p>215196</text:p>
          </table:table-cell>
          <table:table-cell office:value-type="float" office:value="7032162" calcext:value-type="float">
            <text:p>7032162</text:p>
          </table:table-cell>
          <table:table-cell office:value-type="string" calcext:value-type="string">
            <text:p>0.99</text:p>
          </table:table-cell>
          <table:table-cell/>
          <table:table-cell office:value-type="string" calcext:value-type="string">
            <text:p>SELECT SUM(UnitPrice) FROM tracks WHERE AlbumId ='4';</text:p>
          </table:table-cell>
          <table:table-cell/>
          <table:table-cell office:value-type="string" calcext:value-type="string">
            <text:p>7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t There Be Roc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66654" calcext:value-type="float">
            <text:p>366654</text:p>
          </table:table-cell>
          <table:table-cell office:value-type="float" office:value="12021261" calcext:value-type="float">
            <text:p>12021261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d Boy Boog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267728" calcext:value-type="float">
            <text:p>267728</text:p>
          </table:table-cell>
          <table:table-cell office:value-type="float" office:value="8776140" calcext:value-type="float">
            <text:p>8776140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blem Chil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25041" calcext:value-type="float">
            <text:p>325041</text:p>
          </table:table-cell>
          <table:table-cell office:value-type="float" office:value="10617116" calcext:value-type="float">
            <text:p>10617116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verd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69319" calcext:value-type="float">
            <text:p>369319</text:p>
          </table:table-cell>
          <table:table-cell office:value-type="float" office:value="12066294" calcext:value-type="float">
            <text:p>12066294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ell Ain't A Bad Place To 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254380" calcext:value-type="float">
            <text:p>254380</text:p>
          </table:table-cell>
          <table:table-cell office:value-type="float" office:value="8331286" calcext:value-type="float">
            <text:p>8331286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ole Lotta Rosi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float" office:value="323761" calcext:value-type="float">
            <text:p>323761</text:p>
          </table:table-cell>
          <table:table-cell office:value-type="float" office:value="10547154" calcext:value-type="float">
            <text:p>10547154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</table:table>
      <table:table table:name="Albums great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lbum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I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eatest Hits II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eatest Kis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SELECT *FROM albums WHERE Title LIKE ‘%Great %’ 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ault: Def Leppard's Greatest Hits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reatest Hits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tley Crue Greatest Hits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reatest Hits I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otten Apples: Greatest Hits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he Police Greatest Hits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at Opera Choruses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at Performances - Barber's Adagio and Other Romantic Favorites for Strings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at Recordings of the Century - Mahler: Das Lied von der Erde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at Recordings of the Century: Paganini's 24 Caprices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at Recordings of the Century - Shubert: Schwanengesang, 4 Lieder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</table:table>
      <table:table table:name="Deep_purple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rack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bumId</text:p>
          </table:table-cell>
          <table:table-cell office:value-type="string" calcext:value-type="string">
            <text:p>MediaTypeId</text:p>
          </table:table-cell>
          <table:table-cell office:value-type="string" calcext:value-type="string">
            <text:p>GenreId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Millisecond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nitPrice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urn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/Lord/Paice</text:p>
          </table:table-cell>
          <table:table-cell office:value-type="float" office:value="453955" calcext:value-type="float">
            <text:p>453955</text:p>
          </table:table-cell>
          <table:table-cell office:value-type="float" office:value="14775708" calcext:value-type="float">
            <text:p>14775708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tormbringer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</text:p>
          </table:table-cell>
          <table:table-cell office:value-type="float" office:value="277133" calcext:value-type="float">
            <text:p>277133</text:p>
          </table:table-cell>
          <table:table-cell office:value-type="float" office:value="9050022" calcext:value-type="float">
            <text:p>9050022</text:p>
          </table:table-cell>
          <table:table-cell office:value-type="string" calcext:value-type="string">
            <text:p>0.99</text:p>
          </table:table-cell>
          <table:table-cell/>
          <table:table-cell office:value-type="string" calcext:value-type="string">
            <text:p>SELECT *FROM tracks WHERE AlbumId IN( SELECT AlbumId FROM albums WHERE Name = 'Deep Purple'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ypsy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/Hughes/Lord/Paice</text:p>
          </table:table-cell>
          <table:table-cell office:value-type="float" office:value="339173" calcext:value-type="float">
            <text:p>339173</text:p>
          </table:table-cell>
          <table:table-cell office:value-type="float" office:value="11046952" calcext:value-type="float">
            <text:p>1104695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ady Double Dealer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</text:p>
          </table:table-cell>
          <table:table-cell office:value-type="float" office:value="233586" calcext:value-type="float">
            <text:p>233586</text:p>
          </table:table-cell>
          <table:table-cell office:value-type="float" office:value="7608759" calcext:value-type="float">
            <text:p>760875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istreated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</text:p>
          </table:table-cell>
          <table:table-cell office:value-type="float" office:value="758648" calcext:value-type="float">
            <text:p>758648</text:p>
          </table:table-cell>
          <table:table-cell office:value-type="float" office:value="24596235" calcext:value-type="float">
            <text:p>2459623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moke On The Water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llan/Glover/Lord/Paice</text:p>
          </table:table-cell>
          <table:table-cell office:value-type="float" office:value="618031" calcext:value-type="float">
            <text:p>618031</text:p>
          </table:table-cell>
          <table:table-cell office:value-type="float" office:value="20103125" calcext:value-type="float">
            <text:p>2010312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You Fool No On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/Lord/Paice</text:p>
          </table:table-cell>
          <table:table-cell office:value-type="float" office:value="804101" calcext:value-type="float">
            <text:p>804101</text:p>
          </table:table-cell>
          <table:table-cell office:value-type="float" office:value="26369966" calcext:value-type="float">
            <text:p>2636996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pace Truckin'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/Gillan/Glover/Lord/Paice</text:p>
          </table:table-cell>
          <table:table-cell office:value-type="float" office:value="1196094" calcext:value-type="float">
            <text:p>1196094</text:p>
          </table:table-cell>
          <table:table-cell office:value-type="float" office:value="39267613" calcext:value-type="float">
            <text:p>3926761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oing Down / Highway Sta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llan/Glover/Lord/Nix - Blackmore/Paice</text:p>
          </table:table-cell>
          <table:table-cell office:value-type="float" office:value="913658" calcext:value-type="float">
            <text:p>913658</text:p>
          </table:table-cell>
          <table:table-cell office:value-type="float" office:value="29846063" calcext:value-type="float">
            <text:p>2984606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istreated (Alternate Version)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/Coverdale</text:p>
          </table:table-cell>
          <table:table-cell office:value-type="float" office:value="854700" calcext:value-type="float">
            <text:p>854700</text:p>
          </table:table-cell>
          <table:table-cell office:value-type="float" office:value="27775442" calcext:value-type="float">
            <text:p>2777544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You Fool No One (Alternate Version)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/Coverdale/Lord/Paice</text:p>
          </table:table-cell>
          <table:table-cell office:value-type="float" office:value="763924" calcext:value-type="float">
            <text:p>763924</text:p>
          </table:table-cell>
          <table:table-cell office:value-type="float" office:value="24887209" calcext:value-type="float">
            <text:p>2488720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omin' Hom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Coverdale/Paice</text:p>
          </table:table-cell>
          <table:table-cell office:value-type="float" office:value="235781" calcext:value-type="float">
            <text:p>235781</text:p>
          </table:table-cell>
          <table:table-cell office:value-type="float" office:value="7644604" calcext:value-type="float">
            <text:p>764460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Lady Luck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ok/Coverdale</text:p>
          </table:table-cell>
          <table:table-cell office:value-type="float" office:value="168202" calcext:value-type="float">
            <text:p>168202</text:p>
          </table:table-cell>
          <table:table-cell office:value-type="float" office:value="5501379" calcext:value-type="float">
            <text:p>550137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Gettin' Tighter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Hughes</text:p>
          </table:table-cell>
          <table:table-cell office:value-type="float" office:value="218044" calcext:value-type="float">
            <text:p>218044</text:p>
          </table:table-cell>
          <table:table-cell office:value-type="float" office:value="7176909" calcext:value-type="float">
            <text:p>717690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ealer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Coverdale</text:p>
          </table:table-cell>
          <table:table-cell office:value-type="float" office:value="230922" calcext:value-type="float">
            <text:p>230922</text:p>
          </table:table-cell>
          <table:table-cell office:value-type="float" office:value="7591066" calcext:value-type="float">
            <text:p>759106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 Need Lov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Coverdale</text:p>
          </table:table-cell>
          <table:table-cell office:value-type="float" office:value="263836" calcext:value-type="float">
            <text:p>263836</text:p>
          </table:table-cell>
          <table:table-cell office:value-type="float" office:value="8701064" calcext:value-type="float">
            <text:p>870106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Drifter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Coverdale</text:p>
          </table:table-cell>
          <table:table-cell office:value-type="float" office:value="242834" calcext:value-type="float">
            <text:p>242834</text:p>
          </table:table-cell>
          <table:table-cell office:value-type="float" office:value="8001505" calcext:value-type="float">
            <text:p>800150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ove Child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Coverdale</text:p>
          </table:table-cell>
          <table:table-cell office:value-type="float" office:value="188160" calcext:value-type="float">
            <text:p>188160</text:p>
          </table:table-cell>
          <table:table-cell office:value-type="float" office:value="6173806" calcext:value-type="float">
            <text:p>617380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This Time Around / Owed to 'G' [Instrumental]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lin/Hughes/Lord</text:p>
          </table:table-cell>
          <table:table-cell office:value-type="float" office:value="370102" calcext:value-type="float">
            <text:p>370102</text:p>
          </table:table-cell>
          <table:table-cell office:value-type="float" office:value="11995679" calcext:value-type="float">
            <text:p>1199567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You Keep On Moving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verdale/Hughes</text:p>
          </table:table-cell>
          <table:table-cell office:value-type="float" office:value="319111" calcext:value-type="float">
            <text:p>319111</text:p>
          </table:table-cell>
          <table:table-cell office:value-type="float" office:value="10447868" calcext:value-type="float">
            <text:p>10447868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peed King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264385" calcext:value-type="float">
            <text:p>264385</text:p>
          </table:table-cell>
          <table:table-cell office:value-type="float" office:value="8587578" calcext:value-type="float">
            <text:p>8587578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Bloodsucker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256261" calcext:value-type="float">
            <text:p>256261</text:p>
          </table:table-cell>
          <table:table-cell office:value-type="float" office:value="8344405" calcext:value-type="float">
            <text:p>834440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hild In Tim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620460" calcext:value-type="float">
            <text:p>620460</text:p>
          </table:table-cell>
          <table:table-cell office:value-type="float" office:value="20230089" calcext:value-type="float">
            <text:p>2023008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light Of The Rat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478302" calcext:value-type="float">
            <text:p>478302</text:p>
          </table:table-cell>
          <table:table-cell office:value-type="float" office:value="15563967" calcext:value-type="float">
            <text:p>15563967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Into The Fir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210259" calcext:value-type="float">
            <text:p>210259</text:p>
          </table:table-cell>
          <table:table-cell office:value-type="float" office:value="6849310" calcext:value-type="float">
            <text:p>684931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Living Wreck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274886" calcext:value-type="float">
            <text:p>274886</text:p>
          </table:table-cell>
          <table:table-cell office:value-type="float" office:value="8993056" calcext:value-type="float">
            <text:p>899305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ard Lovin' Man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illan, Glover, Lord, Paice</text:p>
          </table:table-cell>
          <table:table-cell office:value-type="float" office:value="431203" calcext:value-type="float">
            <text:p>431203</text:p>
          </table:table-cell>
          <table:table-cell office:value-type="float" office:value="13931179" calcext:value-type="float">
            <text:p>1393117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ireball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204721" calcext:value-type="float">
            <text:p>204721</text:p>
          </table:table-cell>
          <table:table-cell office:value-type="float" office:value="6714807" calcext:value-type="float">
            <text:p>6714807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No No N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414902" calcext:value-type="float">
            <text:p>414902</text:p>
          </table:table-cell>
          <table:table-cell office:value-type="float" office:value="13646606" calcext:value-type="float">
            <text:p>1364660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trange Kind Of Wom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247092" calcext:value-type="float">
            <text:p>247092</text:p>
          </table:table-cell>
          <table:table-cell office:value-type="float" office:value="8072036" calcext:value-type="float">
            <text:p>807203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nyone's Daughte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284682" calcext:value-type="float">
            <text:p>284682</text:p>
          </table:table-cell>
          <table:table-cell office:value-type="float" office:value="9354480" calcext:value-type="float">
            <text:p>935448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The Mu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322063" calcext:value-type="float">
            <text:p>322063</text:p>
          </table:table-cell>
          <table:table-cell office:value-type="float" office:value="10638390" calcext:value-type="float">
            <text:p>1063839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ool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500427" calcext:value-type="float">
            <text:p>500427</text:p>
          </table:table-cell>
          <table:table-cell office:value-type="float" office:value="16279366" calcext:value-type="float">
            <text:p>1627936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 One Cam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tchie Blackmore, Ian Gillan, Roger Glover, Jon Lord, Ian Paice</text:p>
          </table:table-cell>
          <table:table-cell office:value-type="float" office:value="385880" calcext:value-type="float">
            <text:p>385880</text:p>
          </table:table-cell>
          <table:table-cell office:value-type="float" office:value="12643813" calcext:value-type="float">
            <text:p>1264381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Knocking At Your Back Door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</text:p>
          </table:table-cell>
          <table:table-cell office:value-type="float" office:value="424829" calcext:value-type="float">
            <text:p>424829</text:p>
          </table:table-cell>
          <table:table-cell office:value-type="float" office:value="13779332" calcext:value-type="float">
            <text:p>1377933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Bad Attitud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</text:p>
          </table:table-cell>
          <table:table-cell office:value-type="float" office:value="307905" calcext:value-type="float">
            <text:p>307905</text:p>
          </table:table-cell>
          <table:table-cell office:value-type="float" office:value="10035180" calcext:value-type="float">
            <text:p>1003518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hild In Time (Son Of Aleric - Instrumental)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, Ian Paice</text:p>
          </table:table-cell>
          <table:table-cell office:value-type="float" office:value="602880" calcext:value-type="float">
            <text:p>602880</text:p>
          </table:table-cell>
          <table:table-cell office:value-type="float" office:value="19712753" calcext:value-type="float">
            <text:p>1971275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body's Hom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, Ian Paice</text:p>
          </table:table-cell>
          <table:table-cell office:value-type="float" office:value="243017" calcext:value-type="float">
            <text:p>243017</text:p>
          </table:table-cell>
          <table:table-cell office:value-type="float" office:value="7929493" calcext:value-type="float">
            <text:p>792949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Black Night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, Ian Paice</text:p>
          </table:table-cell>
          <table:table-cell office:value-type="float" office:value="368770" calcext:value-type="float">
            <text:p>368770</text:p>
          </table:table-cell>
          <table:table-cell office:value-type="float" office:value="12058906" calcext:value-type="float">
            <text:p>1205890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fect Strangers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</text:p>
          </table:table-cell>
          <table:table-cell office:value-type="float" office:value="321149" calcext:value-type="float">
            <text:p>321149</text:p>
          </table:table-cell>
          <table:table-cell office:value-type="float" office:value="10445353" calcext:value-type="float">
            <text:p>1044535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The Unwritten Law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Ian Paice</text:p>
          </table:table-cell>
          <table:table-cell office:value-type="float" office:value="295053" calcext:value-type="float">
            <text:p>295053</text:p>
          </table:table-cell>
          <table:table-cell office:value-type="float" office:value="9740361" calcext:value-type="float">
            <text:p>974036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ll Of The Wil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</text:p>
          </table:table-cell>
          <table:table-cell office:value-type="float" office:value="293851" calcext:value-type="float">
            <text:p>293851</text:p>
          </table:table-cell>
          <table:table-cell office:value-type="float" office:value="9575295" calcext:value-type="float">
            <text:p>957529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Hush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uth</text:p>
          </table:table-cell>
          <table:table-cell office:value-type="float" office:value="213054" calcext:value-type="float">
            <text:p>213054</text:p>
          </table:table-cell>
          <table:table-cell office:value-type="float" office:value="6944928" calcext:value-type="float">
            <text:p>6944928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moke On The Water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, Ian Paice</text:p>
          </table:table-cell>
          <table:table-cell office:value-type="float" office:value="464378" calcext:value-type="float">
            <text:p>464378</text:p>
          </table:table-cell>
          <table:table-cell office:value-type="float" office:value="15180849" calcext:value-type="float">
            <text:p>1518084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pace Trucking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chie Blackmore, Ian Gillian, Roger Glover, Jon Lord, Ian Paice</text:p>
          </table:table-cell>
          <table:table-cell office:value-type="float" office:value="341185" calcext:value-type="float">
            <text:p>341185</text:p>
          </table:table-cell>
          <table:table-cell office:value-type="float" office:value="11122183" calcext:value-type="float">
            <text:p>1112218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Highway Sta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368770" calcext:value-type="float">
            <text:p>368770</text:p>
          </table:table-cell>
          <table:table-cell office:value-type="float" office:value="12012452" calcext:value-type="float">
            <text:p>1201245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Maybe I'm A Leo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290455" calcext:value-type="float">
            <text:p>290455</text:p>
          </table:table-cell>
          <table:table-cell office:value-type="float" office:value="9502646" calcext:value-type="float">
            <text:p>950264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ictures Of Hom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303777" calcext:value-type="float">
            <text:p>303777</text:p>
          </table:table-cell>
          <table:table-cell office:value-type="float" office:value="9903835" calcext:value-type="float">
            <text:p>990383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Never Befor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239830" calcext:value-type="float">
            <text:p>239830</text:p>
          </table:table-cell>
          <table:table-cell office:value-type="float" office:value="7832790" calcext:value-type="float">
            <text:p>783279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moke On The Wat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340871" calcext:value-type="float">
            <text:p>340871</text:p>
          </table:table-cell>
          <table:table-cell office:value-type="float" office:value="11246496" calcext:value-type="float">
            <text:p>1124649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Lazy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442096" calcext:value-type="float">
            <text:p>442096</text:p>
          </table:table-cell>
          <table:table-cell office:value-type="float" office:value="14397671" calcext:value-type="float">
            <text:p>1439767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pace Truckin'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/Ian Paice/Jon Lord/Ritchie Blckmore/Roger Glover</text:p>
          </table:table-cell>
          <table:table-cell office:value-type="float" office:value="272796" calcext:value-type="float">
            <text:p>272796</text:p>
          </table:table-cell>
          <table:table-cell office:value-type="float" office:value="8981030" calcext:value-type="float">
            <text:p>898103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Vavoom : Ted The Mechanic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257384" calcext:value-type="float">
            <text:p>257384</text:p>
          </table:table-cell>
          <table:table-cell office:value-type="float" office:value="8510755" calcext:value-type="float">
            <text:p>8510755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Loosen My Strings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359680" calcext:value-type="float">
            <text:p>359680</text:p>
          </table:table-cell>
          <table:table-cell office:value-type="float" office:value="11702232" calcext:value-type="float">
            <text:p>1170223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oon Forgotten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287791" calcext:value-type="float">
            <text:p>287791</text:p>
          </table:table-cell>
          <table:table-cell office:value-type="float" office:value="9401383" calcext:value-type="float">
            <text:p>940138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ometimes I Feel Like Screaming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451840" calcext:value-type="float">
            <text:p>451840</text:p>
          </table:table-cell>
          <table:table-cell office:value-type="float" office:value="14789410" calcext:value-type="float">
            <text:p>1478941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scades : I'm Not Your Lover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283689" calcext:value-type="float">
            <text:p>283689</text:p>
          </table:table-cell>
          <table:table-cell office:value-type="float" office:value="9209693" calcext:value-type="float">
            <text:p>920969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he Aviator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320992" calcext:value-type="float">
            <text:p>320992</text:p>
          </table:table-cell>
          <table:table-cell office:value-type="float" office:value="10532053" calcext:value-type="float">
            <text:p>1053205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Rosa's Cantina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312372" calcext:value-type="float">
            <text:p>312372</text:p>
          </table:table-cell>
          <table:table-cell office:value-type="float" office:value="10323804" calcext:value-type="float">
            <text:p>1032380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 Castle Full Of Rascals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311693" calcext:value-type="float">
            <text:p>311693</text:p>
          </table:table-cell>
          <table:table-cell office:value-type="float" office:value="10159566" calcext:value-type="float">
            <text:p>1015956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 Touch Away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276323" calcext:value-type="float">
            <text:p>276323</text:p>
          </table:table-cell>
          <table:table-cell office:value-type="float" office:value="9098561" calcext:value-type="float">
            <text:p>909856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Hey Cisco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354089" calcext:value-type="float">
            <text:p>354089</text:p>
          </table:table-cell>
          <table:table-cell office:value-type="float" office:value="11600029" calcext:value-type="float">
            <text:p>1160002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Somebody Stole My Guitar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249443" calcext:value-type="float">
            <text:p>249443</text:p>
          </table:table-cell>
          <table:table-cell office:value-type="float" office:value="8180421" calcext:value-type="float">
            <text:p>818042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The Purpendicular Waltz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Gillan, Roger Glover, Jon Lord, Steve Morse, Ian Paice</text:p>
          </table:table-cell>
          <table:table-cell office:value-type="float" office:value="283924" calcext:value-type="float">
            <text:p>283924</text:p>
          </table:table-cell>
          <table:table-cell office:value-type="float" office:value="9299131" calcext:value-type="float">
            <text:p>929913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ing Of Dream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</text:p>
          </table:table-cell>
          <table:table-cell office:value-type="float" office:value="328385" calcext:value-type="float">
            <text:p>328385</text:p>
          </table:table-cell>
          <table:table-cell office:value-type="float" office:value="10733847" calcext:value-type="float">
            <text:p>10733847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The Cut Runs Deep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, Lord, Paice</text:p>
          </table:table-cell>
          <table:table-cell office:value-type="float" office:value="342752" calcext:value-type="float">
            <text:p>342752</text:p>
          </table:table-cell>
          <table:table-cell office:value-type="float" office:value="11191650" calcext:value-type="float">
            <text:p>1119165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ire In The Basemen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, Lord, Paice</text:p>
          </table:table-cell>
          <table:table-cell office:value-type="float" office:value="283977" calcext:value-type="float">
            <text:p>283977</text:p>
          </table:table-cell>
          <table:table-cell office:value-type="float" office:value="9267550" calcext:value-type="float">
            <text:p>926755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ruth Hurt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</text:p>
          </table:table-cell>
          <table:table-cell office:value-type="float" office:value="314827" calcext:value-type="float">
            <text:p>314827</text:p>
          </table:table-cell>
          <table:table-cell office:value-type="float" office:value="10224612" calcext:value-type="float">
            <text:p>1022461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Breakfast In Be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</text:p>
          </table:table-cell>
          <table:table-cell office:value-type="float" office:value="317126" calcext:value-type="float">
            <text:p>317126</text:p>
          </table:table-cell>
          <table:table-cell office:value-type="float" office:value="10323804" calcext:value-type="float">
            <text:p>1032380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ove Conquers All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</text:p>
          </table:table-cell>
          <table:table-cell office:value-type="float" office:value="227186" calcext:value-type="float">
            <text:p>227186</text:p>
          </table:table-cell>
          <table:table-cell office:value-type="float" office:value="7328516" calcext:value-type="float">
            <text:p>732851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ortunetell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, Lord, Paice</text:p>
          </table:table-cell>
          <table:table-cell office:value-type="float" office:value="349335" calcext:value-type="float">
            <text:p>349335</text:p>
          </table:table-cell>
          <table:table-cell office:value-type="float" office:value="11369671" calcext:value-type="float">
            <text:p>1136967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Too Much Is Not Enough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rner, Held, Greenwood</text:p>
          </table:table-cell>
          <table:table-cell office:value-type="float" office:value="257724" calcext:value-type="float">
            <text:p>257724</text:p>
          </table:table-cell>
          <table:table-cell office:value-type="float" office:value="8382800" calcext:value-type="float">
            <text:p>838280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Wicked Way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ckmore, Glover, Turner, Lord, Paice</text:p>
          </table:table-cell>
          <table:table-cell office:value-type="float" office:value="393691" calcext:value-type="float">
            <text:p>393691</text:p>
          </table:table-cell>
          <table:table-cell office:value-type="float" office:value="12826582" calcext:value-type="float">
            <text:p>1282658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ormbring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R.Blackmore/Ritchie Blackmore</text:p>
          </table:table-cell>
          <table:table-cell office:value-type="float" office:value="246413" calcext:value-type="float">
            <text:p>246413</text:p>
          </table:table-cell>
          <table:table-cell office:value-type="float" office:value="8044864" calcext:value-type="float">
            <text:p>804486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ove Don't Mean a Thing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G.Hughes/Glenn Hughes/I.Paice/Ian Paice/J.Lord/John Lord/R.Blackmore/Ritchie Blackmore</text:p>
          </table:table-cell>
          <table:table-cell office:value-type="float" office:value="263862" calcext:value-type="float">
            <text:p>263862</text:p>
          </table:table-cell>
          <table:table-cell office:value-type="float" office:value="8675026" calcext:value-type="float">
            <text:p>8675026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oly Ma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G.Hughes/Glenn Hughes/J.Lord/John Lord</text:p>
          </table:table-cell>
          <table:table-cell office:value-type="float" office:value="270236" calcext:value-type="float">
            <text:p>270236</text:p>
          </table:table-cell>
          <table:table-cell office:value-type="float" office:value="8818093" calcext:value-type="float">
            <text:p>881809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Hold O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/G.Hughes/Glenn Hughes/I.Paice/Ian Paice/J.Lord/John Lord</text:p>
          </table:table-cell>
          <table:table-cell office:value-type="float" office:value="306860" calcext:value-type="float">
            <text:p>306860</text:p>
          </table:table-cell>
          <table:table-cell office:value-type="float" office:value="10022428" calcext:value-type="float">
            <text:p>10022428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Lady Double Deal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R.Blackmore/Ritchie Blackmore</text:p>
          </table:table-cell>
          <table:table-cell office:value-type="float" office:value="201482" calcext:value-type="float">
            <text:p>201482</text:p>
          </table:table-cell>
          <table:table-cell office:value-type="float" office:value="6554330" calcext:value-type="float">
            <text:p>655433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You Can't Do it Right (With the One You Love)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G.Hughes/Glenn Hughes/R.Blackmore/Ritchie Blackmore</text:p>
          </table:table-cell>
          <table:table-cell office:value-type="float" office:value="203755" calcext:value-type="float">
            <text:p>203755</text:p>
          </table:table-cell>
          <table:table-cell office:value-type="float" office:value="6709579" calcext:value-type="float">
            <text:p>670957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High Ball Shooter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G.Hughes/Glenn Hughes/I.Paice/Ian Paice/J.Lord/John Lord/R.Blackmore/Ritchie Blackmore</text:p>
          </table:table-cell>
          <table:table-cell office:value-type="float" office:value="267833" calcext:value-type="float">
            <text:p>267833</text:p>
          </table:table-cell>
          <table:table-cell office:value-type="float" office:value="8772471" calcext:value-type="float">
            <text:p>877247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The Gypsy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G.Hughes/Glenn Hughes/I.Paice/Ian Paice/J.Lord/John Lord/R.Blackmore/Ritchie Blackmore</text:p>
          </table:table-cell>
          <table:table-cell office:value-type="float" office:value="242886" calcext:value-type="float">
            <text:p>242886</text:p>
          </table:table-cell>
          <table:table-cell office:value-type="float" office:value="7946614" calcext:value-type="float">
            <text:p>794661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oldier Of Fortu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.Coverdale/R.Blackmore/Ritchie Blackmore</text:p>
          </table:table-cell>
          <table:table-cell office:value-type="float" office:value="193750" calcext:value-type="float">
            <text:p>193750</text:p>
          </table:table-cell>
          <table:table-cell office:value-type="float" office:value="6315321" calcext:value-type="float">
            <text:p>631532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he Battle Rages On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an paice/jon lord</text:p>
          </table:table-cell>
          <table:table-cell office:value-type="float" office:value="356963" calcext:value-type="float">
            <text:p>356963</text:p>
          </table:table-cell>
          <table:table-cell office:value-type="float" office:value="11626228" calcext:value-type="float">
            <text:p>11626228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Lick It Up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240274" calcext:value-type="float">
            <text:p>240274</text:p>
          </table:table-cell>
          <table:table-cell office:value-type="float" office:value="7792604" calcext:value-type="float">
            <text:p>7792604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Anya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n lord/roger glover</text:p>
          </table:table-cell>
          <table:table-cell office:value-type="float" office:value="392437" calcext:value-type="float">
            <text:p>392437</text:p>
          </table:table-cell>
          <table:table-cell office:value-type="float" office:value="12754921" calcext:value-type="float">
            <text:p>1275492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Talk About Lov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247823" calcext:value-type="float">
            <text:p>247823</text:p>
          </table:table-cell>
          <table:table-cell office:value-type="float" office:value="8072171" calcext:value-type="float">
            <text:p>807217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ime To Kill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351033" calcext:value-type="float">
            <text:p>351033</text:p>
          </table:table-cell>
          <table:table-cell office:value-type="float" office:value="11354742" calcext:value-type="float">
            <text:p>11354742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amshackle Man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334445" calcext:value-type="float">
            <text:p>334445</text:p>
          </table:table-cell>
          <table:table-cell office:value-type="float" office:value="10874679" calcext:value-type="float">
            <text:p>10874679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A Twist In The Tail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257462" calcext:value-type="float">
            <text:p>257462</text:p>
          </table:table-cell>
          <table:table-cell office:value-type="float" office:value="8413103" calcext:value-type="float">
            <text:p>8413103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Nasty Piece Of Work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n lord/roger glover</text:p>
          </table:table-cell>
          <table:table-cell office:value-type="float" office:value="276662" calcext:value-type="float">
            <text:p>276662</text:p>
          </table:table-cell>
          <table:table-cell office:value-type="float" office:value="9076997" calcext:value-type="float">
            <text:p>9076997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olitair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282226" calcext:value-type="float">
            <text:p>282226</text:p>
          </table:table-cell>
          <table:table-cell office:value-type="float" office:value="9157021" calcext:value-type="float">
            <text:p>9157021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One Man's Meat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ger glover</text:p>
          </table:table-cell>
          <table:table-cell office:value-type="float" office:value="278804" calcext:value-type="float">
            <text:p>278804</text:p>
          </table:table-cell>
          <table:table-cell office:value-type="float" office:value="9068960" calcext:value-type="float">
            <text:p>9068960</text:p>
          </table:table-cell>
          <table:table-cell office:value-type="string" calcext:value-type="string">
            <text:p>0.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2:25:44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09:14:20.149000000</meta:creation-date>
    <dc:date>2024-02-06T14:52:38.175000000</dc:date>
    <meta:editing-duration>PT1H47M50S</meta:editing-duration>
    <meta:editing-cycles>5</meta:editing-cycles>
    <meta:generator>LibreOffice/24.2.0.3$Windows_X86_64 LibreOffice_project/da48488a73ddd66ea24cf16bbc4f7b9c08e9bea1</meta:generator>
    <meta:document-statistic meta:table-count="6" meta:cell-count="3265" meta:object-count="6"/>
  </office:meta>
</office:document-meta>
</file>